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Regular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26.696cm" table:align="left"/>
    </style:style>
    <style:style style:name="Tabela1.A" style:family="table-column">
      <style:table-column-properties style:column-width="8.035cm"/>
    </style:style>
    <style:style style:name="Tabela1.B" style:family="table-column">
      <style:table-column-properties style:column-width="9.767cm"/>
    </style:style>
    <style:style style:name="Tabela1.C" style:family="table-column">
      <style:table-column-properties style:column-width="8.895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Table_20_Contents">
      <style:text-properties style:font-name="Arial" fo:font-size="9pt" style:font-name-asian="Times New Roman1" style:font-size-asian="9pt" style:font-name-complex="Times New Roman1" style:font-size-complex="9pt"/>
    </style:style>
    <style:style style:name="P7" style:family="paragraph" style:parent-style-name="Table_20_Contents">
      <style:text-properties style:font-name="Arial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9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1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17" style:family="paragraph" style:parent-style-name="Table_20_Contents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style:font-name="Arial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8" style:family="paragraph" style:parent-style-name="Table_20_Contents">
      <style:paragraph-properties style:border-line-width-bottom="0.002cm 0.035cm 0.002cm" fo:padding="0.074cm" fo:border-left="none" fo:border-right="none" fo:border-top="none" fo:border-bottom="0.039cm double #000000" style:join-border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 style:border-line-width-bottom="0.002cm 0.035cm 0.002cm" fo:padding="0.074cm" fo:border-left="none" fo:border-right="none" fo:border-top="none" fo:border-bottom="0.039cm double #000000" style:shadow="none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 fo:padding="0cm" fo:border="none" style:shadow="none" style:join-border="false"/>
      <style:text-properties style:font-name="Arial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rial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style="normal" style:font-name-asian="Times New Roman1" style:font-style-asian="normal" style:font-name-complex="Times New Roman1" style:font-style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%for pacjent in pacjenci%}</text:p>
      <text:p text:style-name="P26">OKOŁOOPERACYJNA KARTA KONTROLNA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Przed znieczuleniem</text:p>
          </table:table-cell>
          <table:table-cell table:style-name="Tabela1.A1" office:value-type="string">
            <text:p text:style-name="P4">Przed nacięciem</text:p>
          </table:table-cell>
          <table:table-cell table:style-name="Tabela1.C1" office:value-type="string">
            <text:p text:style-name="P4">Zanim pacjent opuści blok operacyjny</text:p>
          </table:table-cell>
        </table:table-row>
        <table:table-row>
          <table:table-cell table:style-name="Tabela1.A2" office:value-type="string">
            <text:p text:style-name="P5"><text:span text:style-name="T1">Zabieg</text:span>: <text:s text:c="3"/><text:span text:style-name="T3">□ planowy <text:s text:c="9"/>□ przyspieszony</text:span></text:p>
            <text:p text:style-name="P6"><text:s text:c="17"/>□ nagły-natychmiastowy <text:s text:c="2"/>□ pilny</text:p>
            <text:p text:style-name="P7"/>
            <text:p text:style-name="P7">Potwierdzono:</text:p>
            <text:p text:style-name="P9"><text:span text:style-name="T3">□ </text:span><text:span text:style-name="T4">tożsamość pacjenta</text:span></text:p>
            <text:p text:style-name="P10">□ miejsce operowane</text:p>
            <text:p text:style-name="P10">□ procedurę operacyjną</text:p>
            <text:p text:style-name="P10">□ zgodę na zabieg operacyjny</text:p>
            <text:p text:style-name="P17">□ rodzaj znieczulenia</text:p>
            <text:p text:style-name="P7">Oznaczono miejsce operowane</text:p>
            <text:p text:style-name="P17">□ Tak <text:s text:c="31"/>□ Nie</text:p>
            <text:p text:style-name="P18"><text:span text:style-name="T3">□</text:span><text:span text:style-name="T2"> Oceniono bezpieczeństwo przebiegu znieczulenia</text:span></text:p>
            <text:p text:style-name="P7">Zapewniono monitorowanie:</text:p>
            <text:p text:style-name="P10">□ EKG <text:s text:c="39"/>□ pulsoksymetrii</text:p>
            <text:p text:style-name="P17">□ ciśnienia tętniczego krwi <text:s text:c="8"/>□ kapnometrii</text:p>
            <text:p text:style-name="P7">Alergie:</text:p>
            <text:p text:style-name="P9"><text:span text:style-name="T3">□ </text:span><text:span text:style-name="T4">Tak (jakie? …..............................................................)</text:span></text:p>
            <text:p text:style-name="P17">□ Nie</text:p>
            <text:p text:style-name="P7">Przewidywane trudności w utrzymaniu drożności dróg oddechowych/ryzyko aspiracji treści żołądkowej do płuc</text:p>
            <text:p text:style-name="P9"><text:span text:style-name="T3">□ </text:span><text:span text:style-name="T4">Tak i zapewniono właściwy sprzęt</text:span></text:p>
            <text:p text:style-name="P17">□ Nie</text:p>
            <text:p text:style-name="P9"><text:span text:style-name="T3">Ryzyko krwawienia: </text:span><text:span text:style-name="T4">&gt; 500 mL u dorosłych</text:span></text:p>
            <text:p text:style-name="P10"><text:s text:c="35"/>&gt; 7 mL/kg m. c. u dzieci</text:p>
            <text:p text:style-name="P10">□ Tak, zabezpieczono płyny i preparaty krwiopochodne</text:p>
            <text:p text:style-name="P17">□ Nie</text:p>
            <text:p text:style-name="P8">DANE PACJENTA</text:p>
            <text:p text:style-name="P5"/>
            <text:p text:style-name="P5"><text:span text:style-name="T1">Imię i nazwisko</text:span>: <text:span text:style-name="T6">{{pacjent.pacjent}}</text:span></text:p>
            <text:p text:style-name="P5"><text:span text:style-name="T1">PESEL</text:span>: {{pacjent.pesel}}</text:p>
            <text:p text:style-name="P5"><text:span text:style-name="T1">Data operacji</text:span>: {{data}}</text:p>
            <text:p text:style-name="P5"><text:span text:style-name="T1">Nr księgi głównej</text:span>: {{pacjent.nr_ksiegi_glownej}}</text:p>
          </table:table-cell>
          <table:table-cell table:style-name="Tabela1.A2" office:value-type="string">
            <text:p text:style-name="P9">Wszyscy członkowie zespołu operacyjnego znają wzajemnie swoją tożsamość i funkcje:</text:p>
            <text:p text:style-name="P11"><text:span text:style-name="T3">□ Tak <text:s text:c="38"/></text:span><text:span text:style-name="T2">□ </text:span><text:span text:style-name="T3">Nie</text:span></text:p>
            <text:p text:style-name="P7"><text:line-break/>Jeśli nie – wszyscy członkowie zespołu operacyjnego dokonują prezentacji:</text:p>
            <text:p text:style-name="P18"><text:span text:style-name="T3">□ Tak <text:s text:c="38"/></text:span><text:span text:style-name="T2">□ </text:span><text:span text:style-name="T3">Nie</text:span></text:p>
            <text:p text:style-name="P11"><text:span text:style-name="T3">□ </text:span><text:span text:style-name="T2">Operator, anestezjolog, pielęgniarka anestezjologiczna i operacyjna potwierdzili: tożsamość pacjenta, miejsce operowane, procedurę operacyjną</text:span></text:p>
            <text:p text:style-name="P7">□ Właściwe ułożenie pacjenta</text:p>
            <text:p text:style-name="P18"><text:span text:style-name="T2">□ Pielęgniarka operacyjna: </text:span><text:span text:style-name="T3">właściwy zestaw narzędzi</text:span></text:p>
            <text:p text:style-name="P9"><text:span text:style-name="T3">Określono możliwe odstępstwa od zaplanowanej procedury operacyjnej tj.: </text:span><text:span text:style-name="T4">zmiana typu/techniki operacji, wydłużenie czasu operacji, zmiana rodzaju znieczulenia, oczekiwana utrata krwi, uzupełnienie, zmiana zestawu narzędzi itp. </text:span></text:p>
            <text:p text:style-name="P12"/>
            <text:p text:style-name="P12">Ze strony operatora</text:p>
            <text:p text:style-name="P13"><text:span text:style-name="T3">□</text:span><text:span text:style-name="T5"> Tak <text:s text:c="20"/>□ Nie <text:s text:c="25"/>□ Nie dotyczy</text:span></text:p>
            <text:p text:style-name="P12"/>
            <text:p text:style-name="P12">Ze strony anestezjologa</text:p>
            <text:p text:style-name="P14">□ Tak <text:s text:c="20"/>□ Nie <text:s text:c="25"/>□ Nie dotyczy</text:p>
            <text:p text:style-name="P12"/>
            <text:p text:style-name="P12">Ze strony pielęgniarki operacyjnej</text:p>
            <text:p text:style-name="P19">□ Tak <text:s text:c="20"/>□ Nie <text:s text:c="25"/>□ Nie dotyczy</text:p>
            <text:p text:style-name="P15">Zastosowano i udokumentowano okołooperacyjną profilaktykę antybiotykową do 60 minut przed operacją</text:p>
            <text:p text:style-name="P19">□ Tak <text:s text:c="20"/>□ Nie <text:s text:c="25"/>□ Nie dotyczy</text:p>
            <text:p text:style-name="P15">Zastosowano profilaktykę przeciwzakrzepową</text:p>
            <text:p text:style-name="P14">□ Tak <text:s text:c="20"/>□ Nie <text:s text:c="25"/>□ Nie dotyczy</text:p>
            <text:p text:style-name="P20"><text:line-break/>Kiedy? Data/godzina ….................................</text:p>
            <text:p text:style-name="P15">Przygotowano wyniki badań obrazowych</text:p>
            <text:p text:style-name="P14"/>
            <text:p text:style-name="P14">□ Tak <text:s text:c="20"/>□ Nie <text:s text:c="25"/>□ Nie dotyczy</text:p>
            <text:p text:style-name="P14"/>
            <text:p text:style-name="P3">STOP!</text:p>
            <text:p text:style-name="P16">PYTANIA? WĄTPLIWOŚCI?</text:p>
            <text:p text:style-name="P16"/>
          </table:table-cell>
          <table:table-cell table:style-name="Tabela1.C2" office:value-type="string">
            <text:p text:style-name="P9">Pielęgniarka operacyjna i zespół potwierdzają ustnie:</text:p>
            <text:p text:style-name="P10">□ nazwę procedury wykonanej</text:p>
            <text:p text:style-name="P17">□ zgodność liczby użytych narzędzi i materiałów<text:line-break/></text:p>
            <text:p text:style-name="P7">Oznaczono materiał pobrany do badań</text:p>
            <text:p text:style-name="P21"><text:span text:style-name="T5"><text:s/>Tak <text:s text:c="20"/>□ Nie <text:s text:c="25"/>□ Nie dotyczy<text:line-break/></text:span></text:p>
            <text:p text:style-name="P15">Wystąpiły powikłania w trakcie operacji</text:p>
            <text:p text:style-name="P19">□ Tak <text:s text:c="20"/>□ Nie <text:line-break/></text:p>
            <text:p text:style-name="P15">Wystąpiły trudności ze sprzętem lub trudności techniczne</text:p>
            <text:p text:style-name="P19">□ Tak <text:s text:c="20"/>□ Nie <text:line-break/></text:p>
            <text:p text:style-name="P23">Operator i anestezjolog określili ewentualne problemy związane z przebiegiem pooperacyjnym</text:p>
            <text:p text:style-name="P22">□ Tak <text:s text:c="20"/>□ Nie<text:line-break/></text:p>
            <text:p text:style-name="P23">Wypisano zlecenia pooperacyjne</text:p>
            <text:p text:style-name="P23"/>
            <text:p text:style-name="P25">Ze strony operatora</text:p>
            <text:p text:style-name="P24">□ Tak <text:s text:c="20"/>□ Nie</text:p>
            <text:p text:style-name="P24"/>
            <text:p text:style-name="P25">Ze strony anestezjologa</text:p>
            <text:p text:style-name="P22">□ Tak <text:s text:c="20"/>□ Nie</text:p>
            <text:p text:style-name="P23">Udokumentowano ocenę stanu pacjenta przed przekazaniemz bloku operacyjnego do oddziału albo sali pooperacyjnej</text:p>
            <text:p text:style-name="P23"/>
            <text:p text:style-name="P22">□ Tak <text:s text:c="20"/>□ Nie<text:line-break/></text:p>
            <text:p text:style-name="P24"/>
            <text:p text:style-name="P24"/>
            <text:p text:style-name="P24"/>
            <text:p text:style-name="P24"/>
            <text:p text:style-name="P24">…..............................................................</text:p>
            <text:p text:style-name="P24">podpis koordynatora karty</text:p>
          </table:table-cell>
        </table:table-row>
      </table:table>
      <text:p text:style-name="P1"/>
      <text:p text:style-name="P2"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Regular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>
      <style:text-properties style:font-name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Pasternak</meta:initial-creator>
    <meta:creation-date>2017-05-11T00:25:45</meta:creation-date>
    <dc:date>2017-05-12T08:30:08</dc:date>
    <dc:creator>Michał Pasternak</dc:creator>
    <meta:editing-duration>PT7H12M10S</meta:editing-duration>
    <meta:editing-cycles>65</meta:editing-cycles>
    <meta:generator>OpenOffice/4.1.3$Unix OpenOffice.org_project/413m1$Build-9783</meta:generator>
    <meta:document-statistic meta:table-count="1" meta:image-count="0" meta:object-count="0" meta:page-count="2" meta:paragraph-count="78" meta:word-count="386" meta:character-count="3476"/>
  </office:meta>
</office:document-meta>
</file>